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016e1c"/>
    </style:style>
    <style:style style:name="P2" style:family="paragraph" style:parent-style-name="Text_20_body">
      <style:text-properties officeooo:paragraph-rsid="00018cfa"/>
    </style:style>
    <style:style style:name="P3" style:family="paragraph" style:parent-style-name="Text_20_body">
      <style:text-properties officeooo:paragraph-rsid="000310fc"/>
    </style:style>
    <style:style style:name="P4" style:family="paragraph" style:parent-style-name="Text_20_body">
      <style:text-properties officeooo:paragraph-rsid="0003de3d"/>
    </style:style>
    <style:style style:name="P5" style:family="paragraph" style:parent-style-name="Text_20_body">
      <style:text-properties officeooo:paragraph-rsid="0003f8d3"/>
    </style:style>
    <style:style style:name="P6" style:family="paragraph" style:parent-style-name="Text_20_body">
      <style:text-properties fo:font-weight="bold" officeooo:paragraph-rsid="0003f8d3" style:font-weight-asian="bold" style:font-weight-complex="bold"/>
    </style:style>
    <style:style style:name="T1" style:family="text">
      <style:text-properties officeooo:rsid="00016e1c"/>
    </style:style>
    <style:style style:name="T2" style:family="text">
      <style:text-properties officeooo:rsid="00018cfa"/>
    </style:style>
    <style:style style:name="T3" style:family="text">
      <style:text-properties fo:font-variant="normal" fo:text-transform="none" fo:color="#000000" fo:letter-spacing="normal" fo:font-style="normal" fo:font-weight="normal" officeooo:rsid="00018cfa"/>
    </style:style>
    <style:style style:name="T4" style:family="text">
      <style:text-properties fo:font-variant="normal" fo:text-transform="none" fo:color="#000000" fo:letter-spacing="normal" fo:font-style="normal" fo:font-weight="normal" officeooo:rsid="0003de3d"/>
    </style:style>
    <style:style style:name="T5" style:family="text">
      <style:text-properties fo:font-variant="normal" fo:text-transform="none" fo:color="#000000" fo:letter-spacing="normal" fo:font-style="normal" fo:font-weight="normal" officeooo:rsid="0003f8d3"/>
    </style:style>
    <style:style style:name="T6" style:family="text">
      <style:text-properties fo:font-variant="normal" fo:text-transform="none" fo:color="#000000" fo:letter-spacing="normal" fo:font-style="normal" officeooo:rsid="0003f8d3"/>
    </style:style>
    <style:style style:name="T7" style:family="text">
      <style:text-properties officeooo:rsid="000310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Install sispmctl</text:span></text:h>
      <text:p text:style-name="P1"><text:a xlink:type="simple" xlink:href="http://sispmctl.sourceforge.net/"><text:span text:style-name="T1">http://sispmctl.sourceforge.net/</text:span></text:a></text:p>
      <text:p text:style-name="P1"><text:span text:style-name="T1"/></text:p>
      <text:h text:style-name="Heading_20_2" text:outline-level="2"><text:span text:style-name="T2">Download sispmctl from sourceforge</text:span></text:h>
      <text:p text:style-name="P2"><text:a xlink:type="simple" xlink:href="http://sourceforge.net/projects/sispmctl/files/"><text:span text:style-name="T2">http://sourceforge.net/projects/sispmctl/files/</text:span></text:a></text:p>
      <text:p text:style-name="P2"><text:span text:style-name="T2"/></text:p>
      <text:h text:style-name="Heading_20_2" text:outline-level="2"><text:span text:style-name="T2">Install libusb</text:span></text:h>
      <text:p text:style-name="P3"><text:span text:style-name="T7">sudo apt-get install libusb-dev</text:span></text:p>
      <text:h text:style-name="Heading_20_2" text:outline-level="2"><text:span text:style-name="T2">Compile and install sispmctl</text:span></text:h>
      <text:p text:style-name="P2"><text:span text:style-name="T3">tar xzvf sispmctl-3.1.tar.gz</text:span><text:span text:style-name="T2"><text:line-break/></text:span><text:span text:style-name="T3">cd sispm_ctl-3.1</text:span><text:span text:style-name="T2"><text:line-break/></text:span><text:span text:style-name="T3">./configure</text:span><text:span text:style-name="T2"><text:line-break/></text:span><text:span text:style-name="T3">make</text:span><text:span text:style-name="T2"><text:line-break/></text:span><text:span text:style-name="T3">make install</text:span></text:p>
      <text:p text:style-name="P2"><text:span text:style-name="T3"/></text:p>
      <text:h text:style-name="Heading_20_1" text:outline-level="1"><text:span text:style-name="T4">Test</text:span></text:h>
      <text:p text:style-name="P4"><text:span text:style-name="T4">sudo sispmctl</text:span></text:p>
      <text:p text:style-name="P4"><text:span text:style-name="T4"/></text:p>
      <text:p text:style-name="P5"><text:span text:style-name="T5">ralf@raspi ~/dev/sispmctl-3.1 $ sudo sispmctl -s</text:span></text:p>
      <text:p text:style-name="P5"><text:span text:style-name="T5">Gembird #0</text:span></text:p>
      <text:p text:style-name="P5"><text:span text:style-name="T5">USB information: <text:s/>bus 001, device 004</text:span></text:p>
      <text:p text:style-name="P5"><text:span text:style-name="T5">device type: <text:s text:c="5"/>4-socket SiS-PM</text:span></text:p>
      <text:p text:style-name="P5"><text:span text:style-name="T5">serial number: <text:s text:c="3"/>01:01:51:f3:a7</text:span></text:p>
      <text:p text:style-name="P5"><text:span text:style-name="T5"></text:span></text:p>
      <text:p text:style-name="P5"><text:span text:style-name="T5">Gembird #1</text:span></text:p>
      <text:p text:style-name="P5"><text:span text:style-name="T5">USB information: <text:s/>bus 001, device 005</text:span></text:p>
      <text:p text:style-name="P5"><text:span text:style-name="T5">device type: <text:s text:c="5"/>4-socket SiS-PM</text:span></text:p>
      <text:p text:style-name="P5"><text:span text:style-name="T5">serial number: <text:s text:c="3"/>01:00:4b:a1:a1</text:span></text:p>
      <text:p text:style-name="P5"><text:span text:style-name="T5"/></text:p>
      <text:p text:style-name="P6"><text:span text:style-name="T6">sudo sispmctl -d1 -g <text:s text:c="2"/>all</text:span></text:p>
      <text:p text:style-name="P5"><text:span text:style-name="T5">Accessing Gembird #1 USB device 005</text:span></text:p>
      <text:p text:style-name="P5"><text:span text:style-name="T5">Status of outlet 1:<text:tab/>on</text:span></text:p>
      <text:p text:style-name="P5"><text:span text:style-name="T5">Status of outlet 2:<text:tab/>on</text:span></text:p>
      <text:p text:style-name="P5"><text:soft-page-break/><text:span text:style-name="T5">Status of outlet 3:<text:tab/>on</text:span></text:p>
      <text:p text:style-name="P5"><text:span text:style-name="T5">Status of outlet 4:<text:tab/>on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5T19:09:12</meta:creation-date>
    <dc:date>2015-04-25T19:23:48</dc:date>
    <meta:editing-duration>PT14M8S</meta:editing-duration>
    <meta:editing-cycles>5</meta:editing-cycles>
    <meta:generator>LibreOffice/3.6$Linux_ARM_EABI LibreOffice_project/360m1$Build-2</meta:generator>
    <meta:document-statistic meta:table-count="0" meta:image-count="0" meta:object-count="0" meta:page-count="2" meta:paragraph-count="26" meta:word-count="97" meta:character-count="731" meta:non-whitespace-character-count="623"/>
  </office:meta>
</office:document-meta>
</file>